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table-cell-properties fo:padding="0.097cm" fo:border-left="0.002cm solid #000000" fo:border-right="0.002cm solid #000000" fo:border-top="none" fo:border-bottom="0.002cm solid #000000"/>
    </style:style>
    <style:style style:name="probaMensuel.B9"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text-properties fo:language="en" fo:country="US"/>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ab-stops/>
      </style:paragraph-properties>
      <style:text-properties fo:language="en" fo:country="US"/>
    </style:style>
    <style:style style:name="P8" style:family="paragraph" style:parent-style-name="Text_20_body">
      <style:paragraph-properties fo:margin-left="0cm" fo:margin-right="0cm" fo:text-indent="1.251cm" style:auto-text-indent="false"/>
    </style:style>
    <style:style style:name="P9" style:family="paragraph" style:parent-style-name="Heading_20_1">
      <style:paragraph-properties fo:break-before="page"/>
    </style:style>
    <style:style style:name="P10" style:family="paragraph" style:parent-style-name="Text_20_body">
      <style:paragraph-properties fo:margin-left="0cm" fo:margin-right="0cm" fo:text-indent="0cm" style:auto-text-indent="false"/>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3" style:family="paragraph" style:parent-style-name="Normal">
      <style:paragraph-properties>
        <style:tab-stops>
          <style:tab-stop style:position="17cm" style:type="right" style:leader-style="dotted" style:leader-text="."/>
        </style:tab-stops>
      </style:paragraph-properties>
    </style:style>
    <style:style style:name="P14" style:family="paragraph" style:parent-style-name="Normal">
      <style:paragraph-properties>
        <style:tab-stops>
          <style:tab-stop style:position="1cm"/>
          <style:tab-stop style:position="17cm" style:type="right" style:leader-style="dotted" style:leader-text="."/>
        </style:tab-stops>
      </style:paragraph-properties>
    </style:style>
    <style:style style:name="P15" style:family="paragraph" style:parent-style-name="Normal">
      <style:paragraph-properties>
        <style:tab-stops>
          <style:tab-stop style:position="2cm"/>
          <style:tab-stop style:position="17cm" style:type="right" style:leader-style="dotted" style:leader-text="."/>
        </style:tab-stops>
      </style:paragraph-properties>
    </style:style>
    <style:style style:name="P16" style:family="paragraph" style:parent-style-name="Heading_20_2">
      <style:paragraph-properties fo:margin-left="0cm" fo:margin-right="0cm" fo:text-indent="0cm" style:auto-text-indent="false"/>
    </style:style>
    <style:style style:name="P17" style:family="paragraph" style:parent-style-name="Contents_20_Heading">
      <style:paragraph-properties fo:break-before="page"/>
    </style:style>
    <style:style style:name="P18" style:family="paragraph" style:parent-style-name="Text_20_body" style:list-style-name="List_20_1"/>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5"/>
    <style:style style:name="P25" style:family="paragraph" style:parent-style-name="Text_20_body" style:list-style-name="L5">
      <style:text-properties fo:language="en" fo:country="US"/>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margin-left="0cm" fo:margin-right="0cm" fo:text-indent="1.251cm" style:auto-text-indent="false"/>
    </style:style>
    <style:style style:name="P30" style:family="paragraph" style:parent-style-name="Text_20_body">
      <style:paragraph-properties fo:margin-left="0cm" fo:margin-right="0cm" fo:text-indent="0cm" style:auto-text-indent="false"/>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12"/>
      <text:p text:style-name="Standard"/>
      <text:p text:style-name="P1"/>
      <text:p text:style-name="P1"/>
      <text:p text:style-name="P1"/>
      <text:p text:style-name="P1"/>
      <text:p text:style-name="P2">Open space tycoon</text:p>
      <text:p text:style-name="P2"/>
      <text:p text:style-name="P3">Document de conception</text:p>
      <text:p text:style-name="P3"/>
      <text:p text:style-name="P3"/>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17">Table des matières</text:p>
          </text:index-title>
          <text:p text:style-name="P13"><text:a xlink:type="simple" xlink:href="#__RefHeading__751_1830795941" text:style-name="Internet_20_link" text:visited-style-name="Internet_20_link">Licence</text:a><text:tab/>3</text:p>
          <text:p text:style-name="P13"><text:a xlink:type="simple" xlink:href="#__RefHeading__753_1830795941" text:style-name="Internet_20_link" text:visited-style-name="Internet_20_link">Histoire</text:a><text:tab/>4</text:p>
          <text:p text:style-name="P13"><text:a xlink:type="simple" xlink:href="#__RefHeading__755_1830795941" text:style-name="Internet_20_link" text:visited-style-name="Internet_20_link">Environnent</text:a><text:tab/>5</text:p>
          <text:p text:style-name="P13"><text:a xlink:type="simple" xlink:href="#__RefHeading__757_1830795941" text:style-name="Internet_20_link" text:visited-style-name="Internet_20_link">Mécanismes</text:a><text:tab/>5</text:p>
          <text:p text:style-name="P14"><text:tab/><text:a xlink:type="simple" xlink:href="#__RefHeading__1061_1410748307" text:style-name="Internet_20_link" text:visited-style-name="Internet_20_link">Le temps</text:a><text:tab/>5</text:p>
          <text:p text:style-name="P14"><text:tab/><text:a xlink:type="simple" xlink:href="#__RefHeading__863_1830795941" text:style-name="Internet_20_link" text:visited-style-name="Internet_20_link">Ressources</text:a><text:tab/>6</text:p>
          <text:p text:style-name="P14"><text:tab/><text:a xlink:type="simple" xlink:href="#__RefHeading__865_1830795941" text:style-name="Internet_20_link" text:visited-style-name="Internet_20_link">Types de stations</text:a><text:tab/>7</text:p>
          <text:p text:style-name="P15"><text:tab/><text:a xlink:type="simple" xlink:href="#__RefHeading__589_668877171" text:style-name="Internet_20_link" text:visited-style-name="Internet_20_link">Stations minières :</text:a><text:tab/>7</text:p>
          <text:p text:style-name="P15"><text:tab/><text:a xlink:type="simple" xlink:href="#__RefHeading__591_668877171" text:style-name="Internet_20_link" text:visited-style-name="Internet_20_link">Station biodome :</text:a><text:tab/>7</text:p>
          <text:p text:style-name="P15"><text:tab/><text:a xlink:type="simple" xlink:href="#__RefHeading__593_668877171" text:style-name="Internet_20_link" text:visited-style-name="Internet_20_link">Station citées</text:a><text:tab/>7</text:p>
          <text:p text:style-name="P15"><text:tab/><text:a xlink:type="simple" xlink:href="#__RefHeading__595_668877171" text:style-name="Internet_20_link" text:visited-style-name="Internet_20_link">Fuel Raffinerie :</text:a><text:tab/>7</text:p>
          <text:p text:style-name="P15"><text:tab/><text:a xlink:type="simple" xlink:href="#__RefHeading__597_668877171" text:style-name="Internet_20_link" text:visited-style-name="Internet_20_link">Rocks Raffinerie :</text:a><text:tab/>8</text:p>
          <text:p text:style-name="P15"><text:tab/><text:a xlink:type="simple" xlink:href="#__RefHeading__599_668877171" text:style-name="Internet_20_link" text:visited-style-name="Internet_20_link">Reprocessing plant</text:a><text:tab/>8</text:p>
          <text:p text:style-name="P15"><text:tab/><text:a xlink:type="simple" xlink:href="#__RefHeading__601_668877171" text:style-name="Internet_20_link" text:visited-style-name="Internet_20_link">Champs de glace</text:a><text:tab/>8</text:p>
          <text:p text:style-name="P15"><text:tab/><text:a xlink:type="simple" xlink:href="#__RefHeading__603_668877171" text:style-name="Internet_20_link" text:visited-style-name="Internet_20_link">Shipyard</text:a><text:tab/>8</text:p>
          <text:p text:style-name="P14"><text:tab/><text:a xlink:type="simple" xlink:href="#__RefHeading__867_1830795941" text:style-name="Internet_20_link" text:visited-style-name="Internet_20_link">Production des stations</text:a><text:tab/>8</text:p>
          <text:p text:style-name="P14"><text:tab/><text:a xlink:type="simple" xlink:href="#__RefHeading__869_1830795941" text:style-name="Internet_20_link" text:visited-style-name="Internet_20_link">Répartition des ressources</text:a><text:tab/>9</text:p>
          <text:p text:style-name="P14"><text:tab/><text:a xlink:type="simple" xlink:href="#__RefHeading__871_1830795941" text:style-name="Internet_20_link" text:visited-style-name="Internet_20_link">Achat des ressources</text:a><text:tab/>9</text:p>
          <text:p text:style-name="P14"><text:tab/><text:a xlink:type="simple" xlink:href="#__RefHeading__873_1830795941" text:style-name="Internet_20_link" text:visited-style-name="Internet_20_link">Les vaisseaux</text:a><text:tab/>10</text:p>
          <text:p text:style-name="P14"><text:tab/><text:a xlink:type="simple" xlink:href="#__RefHeading__875_1830795941" text:style-name="Internet_20_link" text:visited-style-name="Internet_20_link">Déplacement des vaisseaux</text:a><text:tab/>10</text:p>
          <text:p text:style-name="P14"><text:tab/><text:a xlink:type="simple" xlink:href="#__RefHeading__1063_1410748307" text:style-name="Internet_20_link" text:visited-style-name="Internet_20_link">Les pannes</text:a><text:tab/>11</text:p>
          <text:p text:style-name="P14"><text:tab/><text:a xlink:type="simple" xlink:href="#__RefHeading__877_1830795941" text:style-name="Internet_20_link" text:visited-style-name="Internet_20_link">Les routes</text:a><text:tab/>11</text:p>
          <text:p text:style-name="P14"><text:tab/><text:a xlink:type="simple" xlink:href="#__RefHeading__975_1794997156" text:style-name="Internet_20_link" text:visited-style-name="Internet_20_link">Chargement / déchargement</text:a><text:tab/>11</text:p>
          <text:p text:style-name="P14"><text:tab/><text:a xlink:type="simple" xlink:href="#__RefHeading__1010_1112247756" text:style-name="Internet_20_link" text:visited-style-name="Internet_20_link">Contrats</text:a><text:tab/>12</text:p>
          <text:p text:style-name="P14"><text:tab/><text:a xlink:type="simple" xlink:href="#__RefHeading__1012_1112247756" text:style-name="Internet_20_link" text:visited-style-name="Internet_20_link">Evenements</text:a><text:tab/>12</text:p>
          <text:p text:style-name="P13"><text:a xlink:type="simple" xlink:href="#__RefHeading__759_1830795941" text:style-name="Internet_20_link" text:visited-style-name="Internet_20_link">Art description</text:a><text:tab/>14</text:p>
          <text:p text:style-name="P13"><text:a xlink:type="simple" xlink:href="#__RefHeading__761_1830795941" text:style-name="Internet_20_link" text:visited-style-name="Internet_20_link">Audio</text:a><text:tab/>14</text:p>
          <text:p text:style-name="P13"><text:a xlink:type="simple" xlink:href="#__RefHeading__763_1830795941" text:style-name="Internet_20_link" text:visited-style-name="Internet_20_link">GUI et contrôles</text:a><text:tab/>14</text:p>
          <text:p text:style-name="P14"><text:tab/><text:a xlink:type="simple" xlink:href="#__RefHeading__881_1830795941" text:style-name="Internet_20_link" text:visited-style-name="Internet_20_link">Liste des interfaces :</text:a><text:tab/>14</text:p>
          <text:p text:style-name="P14"><text:tab/><text:a xlink:type="simple" xlink:href="#__RefHeading__883_1830795941" text:style-name="Internet_20_link" text:visited-style-name="Internet_20_link">Détail des interfaces et mockups :</text:a><text:tab/>16</text:p>
          <text:p text:style-name="P15"><text:tab/><text:a xlink:type="simple" xlink:href="#__RefHeading__885_1830795941" text:style-name="Internet_20_link" text:visited-style-name="Internet_20_link">Menu accueil :</text:a><text:tab/>16</text:p>
          <text:p text:style-name="P15"><text:tab/><text:a xlink:type="simple" xlink:href="#__RefHeading__887_1830795941" text:style-name="Internet_20_link" text:visited-style-name="Internet_20_link">HUD :</text:a><text:tab/>16</text:p>
          <text:p text:style-name="P15"><text:tab/><text:a xlink:type="simple" xlink:href="#__RefHeading__889_1830795941" text:style-name="Internet_20_link" text:visited-style-name="Internet_20_link">Options :</text:a><text:tab/>16</text:p>
          <text:p text:style-name="P15"><text:tab/><text:a xlink:type="simple" xlink:href="#__RefHeading__891_1830795941" text:style-name="Internet_20_link" text:visited-style-name="Internet_20_link">Carte :</text:a><text:tab/>16</text:p>
        </text:index-body>
      </text:table-of-content>
      <text:p text:style-name="Standard"/>
      <text:h text:style-name="P9" text:outline-level="1"><text:bookmark-start text:name="__RefHeading__751_1830795941"/>Licence<text:bookmark-end text:name="__RefHeading__751_1830795941"/></text:h>
      <text:p text:style-name="Text_20_body">Tout le code du projet est publié sous licence MIT, voici le texte de la licence en anglais :</text:p>
      <text:p text:style-name="Text_20_body">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Heading_20_1" text:outline-level="1"/>
      <text:h text:style-name="P9" text:outline-level="1"><text:bookmark-start text:name="__RefHeading__753_1830795941"/>Histoire<text:bookmark-end text:name="__RefHeading__753_1830795941"/></text:h>
      <text:p text:style-name="Text_20_body">Depuis la découverte des technologies permettant les portails spatiaux, les voyages dans l’univers se sont démocratisés. Il est maintenant moins cou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Sans_20_interligne">Vous êtes donc un jeune entrepreneur qui vient de recevoir la confirmation de prêt de sa banque et qui se lance dans l’aventure du commerce interstellaire avec 10 millions d’ICU en poche!</text:p>
      <text:p text:style-name="Sans_20_interligne"/>
      <text:p text:style-name="Sans_20_interligne">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Sans_20_interligne"/>
      <text:p text:style-name="Sans_20_interligne">Choisissez où établir votre quartier général et attaquez donc la recherche de routes commerciales bien rentables.</text:p>
      <text:p text:style-name="Sans_20_interligne"/>
      <text:h text:style-name="P9" text:outline-level="1"><text:bookmark-start text:name="__RefHeading__755_1830795941"/>Environnent<text:bookmark-end text:name="__RefHeading__755_1830795941"/></text:h>
      <text:p text:style-name="Text_20_body">Le jeu se déroule dans un univers ou les technologies permettent de parcourir des distances énormes en franchissant des portails spatiaux. Chaque station possède un certain nombre de portail à proximité, on peut donc parcourir l'universe en faissant des bond successif. Chaque partie se déroule dans un univers créé aléatoirement.</text:p>
      <text:p text:style-name="Text_20_body"/>
      <text:p text:style-name="Text_20_body">Vaisseau : Les vaisseaux sont utilisés pour transporter les ressources. Ils sont capable de se voir assigné une ou des routes pour transporter ces ressources. Avec le temps le joueur débloque d'autre types de vaisseaux plus spécialisés ou efficaces.</text:p>
      <text:p text:style-name="Text_20_body"><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Text_20_body"/>
      <text:p text:style-name="Text_20_body">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Text_20_body"/>
      <text:p text:style-name="Text_20_body">Quartier général : C’est du quartier général que vous contrôlez les opérations. Vous obtenez dans cette station un hangar gratuit. La présence d'un quartier généranl dans une station aide également au gain de réputation.</text:p>
      <text:p text:style-name="Text_20_body"/>
      <text:p text:style-name="Text_20_body">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Text_20_body"/>
      <text:p text:style-name="Text_20_body">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Text_20_body"/>
      <text:p text:style-name="Text_20_body">ICU : C'est la devise monnétaire du jeu. Elle représente des “Interstellar credits units”. Elle ne se divise pas en fraction, donc la plus petite coupure est 1ICU.</text:p>
      <text:h text:style-name="Heading_20_1" text:outline-level="1"><text:bookmark-start text:name="__RefHeading__757_1830795941"/>Mécanismes<text:bookmark-end text:name="__RefHeading__757_1830795941"/></text:h>
      <text:h text:style-name="Heading_20_2" text:outline-level="2"><text:bookmark-start text:name="__RefHeading__1061_1410748307"/>Le temps<text:bookmark-end text:name="__RefHeading__1061_1410748307"/></text:h>
      <text:p text:style-name="Text_20_body">Une partie se déroule sur 200 ans. Le temps est mesuré en jours. Et 1 jour de jeu = 1 seconde réel.</text:p>
      <text:p text:style-name="Text_20_body">Une année est constituée de 365 jours. La partie s'éttend de 2100 a 2300.</text:p>
      <text:p text:style-name="Text_20_body">La totalité du jeu durera donc 73 000 tours de jeu ou environ 20h de jeux à vitesse normale.</text:p>
      <text:p text:style-name="Text_20_body"><text:line-break/><text:soft-page-break/>Le joueur peut accélerer le temps en appuyant sur un bouton ce qui multiplie la vitesse <text:s/>part 5.</text:p>
      <text:h text:style-name="Heading_20_2" text:outline-level="2"><text:bookmark-start text:name="__RefHeading__863_1830795941"/>Ressources<text:bookmark-end text:name="__RefHeading__863_1830795941"/></text:h>
      <text:p text:style-name="Text_20_body">Le but du jeu étant de transporter des ressources, voici la liste des ressources disponibles dans le jeu :</text:p>
      <text:list xml:id="list6026126943778332142" text:style-name="List_20_1">
        <text:list-item>
          <text:p text:style-name="P18">Eau</text:p>
          <text:list>
            <text:list-item>
              <text:p text:style-name="P18">de l'eau... un bien essentiel a la vie des organisme vivant</text:p>
            </text:list-item>
            <text:list-item>
              <text:p text:style-name="P18">prix de base : 50ICU/M3</text:p>
            </text:list-item>
          </text:list>
        </text:list-item>
        <text:list-item>
          <text:p text:style-name="P18">Tobernite</text:p>
          <text:list>
            <text:list-item>
              <text:p text:style-name="P18">Un pierre brute, extraite des astéroides, elle permet de récupérer de l'uranium</text:p>
            </text:list-item>
            <text:list-item>
              <text:p text:style-name="P18">Prix de base : 25ICU/m3</text:p>
            </text:list-item>
          </text:list>
        </text:list-item>
        <text:list-item>
          <text:p text:style-name="P18">Tennantite</text:p>
          <text:list>
            <text:list-item>
              <text:p text:style-name="P18">Un pierre brute, extraite des astéroides, elle permet de récuperer du fer</text:p>
            </text:list-item>
            <text:list-item>
              <text:p text:style-name="P18">prix de base : 10 ICU/m3 </text:p>
            </text:list-item>
          </text:list>
        </text:list-item>
        <text:list-item>
          <text:p text:style-name="P18">Uranium</text:p>
          <text:list>
            <text:list-item>
              <text:p text:style-name="P18">Résultat du rafinage de la tobernite, elle est une composante essentiel a la production d'énergie.</text:p>
            </text:list-item>
            <text:list-item>
              <text:p text:style-name="P18">Prix de base : 40ICU/m3</text:p>
            </text:list-item>
          </text:list>
        </text:list-item>
        <text:list-item>
          <text:p text:style-name="P18">Fer</text:p>
          <text:list>
            <text:list-item>
              <text:p text:style-name="P18">Résultat du rafinage de la Tennantite, c'est le produit de base utilisé dans la construction de vaisseau ou de structure spatiales</text:p>
            </text:list-item>
            <text:list-item>
              <text:p text:style-name="P18">Prix de base : 20 ICU/m3</text:p>
            </text:list-item>
          </text:list>
        </text:list-item>
        <text:list-item>
          <text:p text:style-name="P18">Fuel cells</text:p>
          <text:list>
            <text:list-item>
              <text:p text:style-name="P18">Les Fuel cells sont un concentré d'énergie, utilisé comme source d'énergie des vaisseaux standard ou des stations spatiale, elle sont partout.</text:p>
            </text:list-item>
            <text:list-item>
              <text:p text:style-name="P18">Prix de base : 5ICU/m3</text:p>
            </text:list-item>
          </text:list>
        </text:list-item>
        <text:list-item>
          <text:p text:style-name="P18">Food</text:p>
          <text:list>
            <text:list-item>
              <text:p text:style-name="P18">Les humains ont besoin d'eau, mais également de nourriture. Les stations avec une grand nombre d'habitant sont de grandes consommatrices.</text:p>
            </text:list-item>
            <text:list-item>
              <text:p text:style-name="P18">Prix de base : 75ICU/m3</text:p>
            </text:list-item>
          </text:list>
        </text:list-item>
        <text:list-item>
          <text:p text:style-name="P18">Mecanical parts</text:p>
          <text:list>
            <text:list-item>
              <text:p text:style-name="P18">Des pièces mécaniques utilisées pour réparer les robots ou autres appareils mecaniques. Elles sont particulièrement recherchées dans les stations d'extractions de ressources.</text:p>
            </text:list-item>
            <text:list-item>
              <text:p text:style-name="P18">Prix de base : 60ICU/m3</text:p>
            </text:list-item>
          </text:list>
        </text:list-item>
        <text:list-item>
          <text:p text:style-name="P18">Electronics</text:p>
          <text:list>
            <text:list-item>
              <text:p text:style-name="P18">Les composantes électroniques sont utilisées pour la construction de différentes biens. Les chantiers de construction de vaisseaux spatiaux sont des gros consomateurs.</text:p>
            </text:list-item>
            <text:list-item>
              <text:p text:style-name="P18">Prix de base : 125ICU/m3</text:p>
            </text:list-item>
          </text:list>
        </text:list-item>
        <text:list-item>
          <text:p text:style-name="P18">Wastes</text:p>
          <text:list>
            <text:list-item>
              <text:p text:style-name="P18"><text:soft-page-break/>Ce sont des déchets, les citées ayant une forte population n'arrivent pas a traiter la quantité de déchet produit, ils les acheminent donc vers les stations de traitement des déchets.</text:p>
            </text:list-item>
            <text:list-item>
              <text:p text:style-name="P18">Prix de base : 5ICU/m3</text:p>
            </text:list-item>
          </text:list>
        </text:list-item>
        <text:list-item>
          <text:p text:style-name="P18">Toxic wastes</text:p>
          <text:list>
            <text:list-item>
              <text:p text:style-name="P18">Ce sont les déchets produit lors de la production de fuel cells, il faut les acheminer vers les stations de traitement des déchets.</text:p>
            </text:list-item>
            <text:list-item>
              <text:p text:style-name="P18">Prix de base : 10ICU/m3</text:p>
            </text:list-item>
          </text:list>
        </text:list-item>
        <text:list-item>
          <text:p text:style-name="P18">Fertilizer</text:p>
          <text:list>
            <text:list-item>
              <text:p text:style-name="P18">Les produits fertilisants sont produit lors du traitement de déchets. Ils permettent une production accrue des station biodome qui produisent de la nourriture.</text:p>
            </text:list-item>
            <text:list-item>
              <text:p text:style-name="P18">Prix de base : 20ICU/m3</text:p>
            </text:list-item>
          </text:list>
        </text:list-item>
      </text:list>
      <text:h text:style-name="Heading_20_2" text:outline-level="2"><text:bookmark-start text:name="__RefHeading__865_1830795941"/>Types de stations<text:bookmark-end text:name="__RefHeading__865_1830795941"/></text:h>
      <text:p text:style-name="Text_20_body">Il existe un certain nombre de station distribuées un peu partout dans l'univers, voici les types de stations existantes.</text:p>
      <text:h text:style-name="Heading_20_3" text:outline-level="3"><text:bookmark-start text:name="__RefHeading__589_668877171"/>Stations minières :<text:bookmark-end text:name="__RefHeading__589_668877171"/></text:h>
      <text:p text:style-name="Text_20_body"><text:tab/>Les stations minières extraient des ressources des astéroïdes. Elles sont situées dans des ceintures d’astéroïdes. </text:p>
      <text:p text:style-name="Text_20_body"><text:tab/>Produit : <text:tab/>Tobernite <text:line-break/><text:tab/><text:tab/><text:tab/>Tennantite<text:line-break/><text:tab/>Achète : Mecanical parts, Fuel cells</text:p>
      <text:h text:style-name="Heading_20_3" text:outline-level="3"><text:bookmark-start text:name="__RefHeading__591_668877171"/>Station biodome :<text:bookmark-end text:name="__RefHeading__591_668877171"/></text:h>
      <text:p text:style-name="Text_20_body"><text:tab/>Les stations Biodome sont des stations où la culture intensive est pratiquée, elle se trouve normalement dans une zone à distance médiane de l’étoile du système.</text:p>
      <text:p text:style-name="Text_20_body"><text:tab/>Produit : Food<text:line-break/><text:tab/>Achète : eau, Fertilizer</text:p>
      <text:h text:style-name="Heading_20_3" text:outline-level="3"><text:bookmark-start text:name="__RefHeading__593_668877171"/>Station citées<text:bookmark-end text:name="__RefHeading__593_668877171"/></text:h>
      <text:p text:style-name="Text_20_body"><text:tab/>Les stations citées sont des stations ou vivent les gens. Elles peuvent être situées un peu partout.</text:p>
      <text:p text:style-name="Text_20_body"><text:tab/>Produit : Mecanical Parts, Electonics<text:line-break/><text:tab/>Achète : Food, eau, fer</text:p>
      <text:h text:style-name="Heading_20_3" text:outline-level="3"><text:bookmark-start text:name="__RefHeading__595_668877171"/>Fuel Raffinerie :<text:bookmark-end text:name="__RefHeading__595_668877171"/></text:h>
      <text:p text:style-name="P6">Ce sont les stations qui transforme l'uraniom en Fuel cells, ressource essentielle. Les raffineries de fuel sont située loin des citées vu les risques des processus. </text:p>
      <text:p text:style-name="Text_20_body"><text:tab/>Produit : toxic wastes, Fuel cells<text:line-break/><text:tab/>Achète : Uranium</text:p>
      <text:h text:style-name="Heading_20_3" text:outline-level="3"><text:bookmark-start text:name="__RefHeading__597_668877171"/><text:soft-page-break/>Rocks Raffinerie :<text:bookmark-end text:name="__RefHeading__597_668877171"/></text:h>
      <text:p text:style-name="P6">Ce sont des rafineries de roche, elles sont mises en place pour transformer les roches venant des ceintures d'astéroide en produits utilisable dans l'industrie. Leur nombe est limité comparé au champs d'astéroides.</text:p>
      <text:p text:style-name="Text_20_body"><text:tab/>Produit : Uranium et/ou Fer<text:line-break/><text:tab/>Achète : Tobernite et/ou Tennantite</text:p>
      <text:h text:style-name="Heading_20_3" text:outline-level="3"><text:bookmark-start text:name="__RefHeading__599_668877171"/>Reprocessing plant<text:bookmark-end text:name="__RefHeading__599_668877171"/></text:h>
      <text:p text:style-name="P6">Le traitement des déchets est effectué dans ces stations. On leur apporte des déchets et la station pruduit en échange des produits fertilisant. </text:p>
      <text:p text:style-name="P4"><text:tab/>Produit : Fertilizer<text:line-break/><text:tab/>Achète : Toxic waste, wastes</text:p>
      <text:h text:style-name="Heading_20_3" text:outline-level="3"><text:bookmark-start text:name="__RefHeading__601_668877171"/>Champs de glace<text:bookmark-end text:name="__RefHeading__601_668877171"/></text:h>
      <text:p text:style-name="P6">Les stations de ce type sont au centre de ceinture d'astéroide riche en glace. Elles y extraient l'eau en utilisant des pièces mécaniques.</text:p>
      <text:p text:style-name="Text_20_body"><text:tab/>Produit : Eau<text:line-break/><text:tab/>Achète : pièces mecaniques</text:p>
      <text:h text:style-name="Heading_20_3" text:outline-level="3"><text:bookmark-start text:name="__RefHeading__603_668877171"/>Shipyard<text:bookmark-end text:name="__RefHeading__603_668877171"/></text:h>
      <text:p text:style-name="P6">Ce sont des stations ou sont produit les vaisseaux spatiaux. Ils ont des besoins en ressources mais ne produisent aucune autre ressources en échange. Ces stations sont bien distribuées dans l'espace.</text:p>
      <text:p text:style-name="Text_20_body"><text:tab/>Produit : <text:line-break/><text:tab/>Achète : Fer, electronics</text:p>
      <text:p text:style-name="Text_20_body"/>
      <text:p text:style-name="Text_20_body"><text:tab/></text:p>
      <text:h text:style-name="Heading_20_2" text:outline-level="2"><text:bookmark-start text:name="__RefHeading__867_1830795941"/>Production des stations<text:bookmark-end text:name="__RefHeading__867_1830795941"/></text:h>
      <text:p text:style-name="Text_20_body">Chaque station à un certain nombre de recette de production. Une recette peut prendre des ressources en entrées et peut donner (ou pas) des ressources en sorties. Voici donc pour chaque type de station les recettes susceptibles d’y être trouvées. </text:p>
      <text:p text:style-name="Text_20_body">Chaque station possède un niveau de production parmis les suivant : </text:p>
      <text:list xml:id="list5133482799175067571" text:style-name="L8">
        <text:list-item>
          <text:p text:style-name="P28">Minimal</text:p>
        </text:list-item>
        <text:list-item>
          <text:p text:style-name="P28">Réduit</text:p>
        </text:list-item>
        <text:list-item>
          <text:p text:style-name="P28">Normal</text:p>
        </text:list-item>
        <text:list-item>
          <text:p text:style-name="P28">Fort</text:p>
        </text:list-item>
        <text:list-item>
          <text:p text:style-name="P28">Doublé</text:p>
        </text:list-item>
      </text:list>
      <text:p text:style-name="Text_20_body"/>
      <text:p text:style-name="Text_20_body">Les recettes ont le format suivant : </text:p>
      <text:p text:style-name="Text_20_body"><text:soft-page-break/><text:tab/>Input =&gt; maxTimes =&gt; output</text:p>
      <text:p text:style-name="Text_20_body">Donc il faut que les inputs soit présent dans la station pour que la recette puisse être effectuée. La recette peut être effectuée «maxTime » <text:s/>fois par jour. Quand la recette est effectuée, elle génère l’output. </text:p>
      <text:p text:style-name="Text_20_body">Les Max Times sont présenté comme une liste de 5 nombres, le 1er représentant le cas d'une station en mode “minimal” et les 5e en mode “Doublé”</text:p>
      <text:p text:style-name="Text_20_body">Station minière : </text:p>
      <text:p text:style-name="Text_20_body"><text:tab/>rien =&gt; (1,2,3,4,5) =&gt; 10 tobernite</text:p>
      <text:p text:style-name="Text_20_body"><text:tab/>rien =&gt; (1,2,3,4,5) =&gt; 10 tennantite</text:p>
      <text:p text:style-name="P4">station biodome</text:p>
      <text:p text:style-name="P4"><text:tab/>1 eau =&gt; (1,2,3,4,5) =&gt; 10 food</text:p>
      <text:p text:style-name="P4"><text:tab/>1 eau + 1 fertilizer =&gt; (1,2,3,4,5) =&gt; 15 food ;</text:p>
      <text:p text:style-name="P4">Station citée</text:p>
      <text:p text:style-name="P7">Eau =&gt; (10,20,30,40,50) =&gt; rien<text:line-break/>Food =&gt; (10,20,30,40,50) =&gt; rien<text:line-break/>Fer =&gt; (1,2,3,4,5) =&gt; 1 Mechanical Part<text:line-break/>Fer =&gt; (1,2,3,4,5) =&gt; 1 Electronics</text:p>
      <text:p text:style-name="P4">Fuel Refinery:<text:line-break/><text:tab/>2 uranium =&gt; (1,2,3,4,5) =&gt; 1 Fuel cells, 2 toxic Wastes</text:p>
      <text:p text:style-name="P4">Rock refinery</text:p>
      <text:p text:style-name="P4"><text:tab/>10 Tobernite =&gt; (10,20,30,40,50) =&gt; 1 uranium</text:p>
      <text:p text:style-name="P4"><text:tab/>10 Tennantite =&gt; (10,20,30,40,50) =&gt; 1 fer</text:p>
      <text:p text:style-name="P4">Reprocessing plant</text:p>
      <text:p text:style-name="P4"><text:tab/>1 toxic waste =&gt; (1,2,3,4,5) =&gt; 1 Fertilizer<text:line-break/><text:tab/>1 wastes =&gt; (2,4,6,8,10) =&gt; 2 Fertilizer</text:p>
      <text:p text:style-name="Text_20_body">Champs de glace</text:p>
      <text:p text:style-name="Text_20_body"><text:tab/>Rien =&gt; (5,10,15,20,25) =&gt; Eau</text:p>
      <text:p text:style-name="Text_20_body">Shipyard</text:p>
      <text:p text:style-name="Text_20_body"><text:tab/>Fer =&gt; (5,10,15,20,25) =&gt; Rien<text:line-break/><text:tab/>electronics =&gt; (5,10,15,20,25) =&gt; Rien</text:p>
      <text:h text:style-name="Heading_20_2" text:outline-level="2"><text:bookmark-start text:name="__RefHeading__869_1830795941"/>Répartition des ressources<text:bookmark-end text:name="__RefHeading__869_1830795941"/></text:h>
      <text:p text:style-name="Text_20_body">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Text_20_body"/>
      <text:p text:style-name="Text_20_body">Variation du standing :</text:p>
      <text:p text:style-name="Text_20_body">Le standing d’un joueur évolue a chaque jour, il monte si un vaisseau est dans la station en train de se charger, il descend sinon.</text:p>
      <text:p text:style-name="Text_20_body"><text:soft-page-break/>Si un vaisseau qui se charge : </text:p>
      <text:p text:style-name="P8">nouveauStanding = ancienStanding + (10 – ancienStanding) * augmentationPerDay</text:p>
      <text:p text:style-name="Text_20_body">sinon :</text:p>
      <text:p text:style-name="P8">nouveauStanding = ancienStanding - ancienStanding * reductionPerDay</text:p>
      <text:p text:style-name="Text_20_body"/>
      <text:h text:style-name="Heading_20_2" text:outline-level="2"><text:bookmark-start text:name="__RefHeading__871_1830795941"/><text:span text:style-name="Police_20_par_20_défaut"><text:span text:style-name="T1">Achat des ressources</text:span></text:span><text:bookmark-end text:name="__RefHeading__871_1830795941"/></text:h>
      <text:p text:style-name="Text_20_body"><text:tab/>Il existe un prix de base pour chaque ressource, les prix payé par une station pour une ressource varient en fonction de la quantité en stock de la station. Le prix varie donc entre 0,5 et 1.5 fois le prix de base du produit.</text:p>
      <text:p text:style-name="Text_20_body"><text:tab/>Une fois par jour ou à chaque transaction, le prix est ajusté suivant cette fonction.</text:p>
      <text:p text:style-name="Text_20_body"><text:tab/></text:p>
      <text:p text:style-name="Text_20_body"><text:tab/>NouveauPrix = prixBase * ((-1/Log(qteMax)) * Log(Min(qte+1,qteMax)) + 1.5)</text:p>
      <text:p text:style-name="Text_20_body"/>
      <text:p text:style-name="Text_20_body"><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Heading_20_2" text:outline-level="2"><text:bookmark-start text:name="__RefHeading__873_1830795941"/>Les vaisseaux<text:bookmark-end text:name="__RefHeading__873_1830795941"/><text:bookmark text:name="_GoBack"/></text:h>
      <text:p text:style-name="Text_20_body">Vaisseau 1 : </text:p>
      <text:list xml:id="list6895054671835093044" text:style-name="L1">
        <text:list-item>
          <text:p text:style-name="P19">Description : C’est un petit vaisseau agile, il est rapide mais ne transporte pas une grande quantité de ressources. C’est le vaisseau seul vaisseau</text:p>
        </text:list-item>
        <text:list-item>
          <text:p text:style-name="P19">Agilité : 20deg/s</text:p>
        </text:list-item>
        <text:list-item>
          <text:p text:style-name="P19">Vitesse croisière maximale : <text:s/>500m/s</text:p>
        </text:list-item>
        <text:list-item>
          <text:p text:style-name="P19">Acceleration : 15m/ss</text:p>
        </text:list-item>
        <text:list-item>
          <text:p text:style-name="P19">Capacité du cargo : 50 m3</text:p>
        </text:list-item>
        <text:list-item>
          <text:p text:style-name="P19">Date de sortie : Debut du jeu</text:p>
        </text:list-item>
        <text:list-item>
          <text:p text:style-name="P19">Prix : 1M ICU</text:p>
        </text:list-item>
        <text:list-item>
          <text:p text:style-name="P19"><text:soft-page-break/>Valeur : -0,01% par jour</text:p>
        </text:list-item>
      </text:list>
      <text:h text:style-name="Heading_20_2" text:outline-level="2"><text:bookmark-start text:name="__RefHeading__875_1830795941"/>Déplacement des vaisseaux<text:bookmark-end text:name="__RefHeading__875_1830795941"/></text:h>
      <text:p text:style-name="Text_20_body">Les vaisseaux se déplacent autour des stations avec leurs propulseurs. Pour passer d’une station à une autre, ils doivent emprunter les portails spatiaux. Chaque porte va en paire, donc quand on entre dans une porte, on sait ou on arrive. Les vaisseaux trouvent eux même les chemins les moins cher pour effectuer le trajet.</text:p>
      <text:p text:style-name="Text_20_body">Lors du franchissement du dit portail, un montant est retiré du compte du propriétaire. Le prix de la porte est en fonction de la distance entre la porte de départ et la porte d’arrivée au moment de la création de l'univers et est le même peut importe ce qui arrive(dans le cas ou on décide que l'univers bouge....).</text:p>
      <text:p text:style-name="P8">Cout = distance * X</text:p>
      <text:h text:style-name="P16" text:outline-level="2"><text:bookmark-start text:name="__RefHeading__1063_1410748307"/>Les pannes<text:bookmark-end text:name="__RefHeading__1063_1410748307"/></text:h>
      <text:p text:style-name="P30"><text:tab/>Les vaisseaux peuvent tomber en panne. Une panne implique un vitesse réduite jusqu'a la prochaine station ou elle sera réparée. Les vaisseaux ont une probabilité de panne varibale. Une partie de la probabilité est liée au vaisseau. Par la suite, la probabilité de panne est calculé en fonction du temps depuis la dernière maintenance du vaisseau. Chaque jour, le vaisseau fait un test pour savoir s'il tombe en panne. Le cout de la réparation d'une panne est fixé à un % de la valeur du vaisseau.</text:p>
      <text:p text:style-name="P30"><text:tab/>Probabilité = 1 – fiabilité <text:s/>+ (jourDepuisDernierEntretient / 3000)</text:p>
      <text:h text:style-name="Heading_20_2" text:outline-level="2"><text:bookmark-start text:name="__RefHeading__877_1830795941"/>Les routes<text:bookmark-end text:name="__RefHeading__877_1830795941"/></text:h>
      <text:p text:style-name="Text_20_body">Une route est une suite de destination. Le vaisseau à qui la route appartient ira dans l'ordre à chacune des stations de la liste. </text:p>
      <text:p text:style-name="Text_20_body">Par défaut, un vaisseau effectue les taches suivante quand il arrive dans une station : </text:p>
      <text:list xml:id="list6225565303828460467" text:style-name="L2">
        <text:list-item>
          <text:p text:style-name="P20">Décharger toutes les ressources que la station accepte d'acheter.</text:p>
        </text:list-item>
        <text:list-item>
          <text:p text:style-name="P20">Charger, toutes les ressources présentes dans la station, en quantité égale et partir aussitôt qu'il n'arrive plus a charger de ressources.</text:p>
          <text:p text:style-name="P20"/>
        </text:list-item>
      </text:list>
      <text:p text:style-name="Text_20_body">Chaque destination peut contenir un nombre de qualificatif pour permettre une gestion plus précise des actions du vaisseau, la liste est la suivante :</text:p>
      <text:list xml:id="list8079141881134478442" text:style-name="L3">
        <text:list-item>
          <text:p text:style-name="P21">Charger une ressource(en indiquant le type)</text:p>
          <text:list>
            <text:list-item>
              <text:p text:style-name="P21">Indiquer une quantité</text:p>
            </text:list-item>
            <text:list-item>
              <text:p text:style-name="P21">jusqu'à être plein</text:p>
            </text:list-item>
            <text:list-item>
              <text:p text:style-name="P21">Attendre un autre vaisseau qui charge ce type de ressource.</text:p>
            </text:list-item>
          </text:list>
        </text:list-item>
        <text:list-item>
          <text:p text:style-name="P21">Charger tout</text:p>
        </text:list-item>
        <text:list-item>
          <text:p text:style-name="P21">Décharger tout</text:p>
        </text:list-item>
        <text:list-item>
          <text:p text:style-name="P21">Décharger une ressource(en indiquant un type</text:p>
          <text:list>
            <text:list-item>
              <text:p text:style-name="P21">Indiquer la quantité</text:p>
            </text:list-item>
            <text:list-item>
              <text:p text:style-name="P21">Si achat </text:p>
              <text:list>
                <text:list-item>
                  <text:p text:style-name="P21">Avec prix au dessus de X</text:p>
                </text:list-item>
              </text:list>
            </text:list-item>
          </text:list>
        </text:list-item>
        <text:list-item>
          <text:p text:style-name="P21"><text:soft-page-break/>Pauser au prochain passage (quand le vaisseau arrivera, il arrêtera sa route et le joueur est averti)</text:p>
        </text:list-item>
        <text:list-item>
          <text:p text:style-name="P21">Effectuer Entretient</text:p>
          <text:list>
            <text:list-item>
              <text:p text:style-name="P21">fréquence (Si délais dépassé)</text:p>
            </text:list-item>
          </text:list>
        </text:list-item>
      </text:list>
      <text:list xml:id="list508981226604165999" text:style-name="L4">
        <text:list-header>
          <text:p text:style-name="P22"/>
        </text:list-header>
      </text:list>
      <text:h text:style-name="Heading_20_2" text:outline-level="2"><text:bookmark-start text:name="__RefHeading__975_1794997156"/>Chargement / déchargement<text:bookmark-end text:name="__RefHeading__975_1794997156"/></text:h>
      <text:p text:style-name="Text_20_body">Quand un vaisseau arrive dans une station et effectue des chargement/déchargement, il se font à la vitesse de 5m3/seconde. La transaction pour un type de ressource n'est faite que quand toutes les ressources du type sont déchargées pour ne pas perturber le calcul des prix.</text:p>
      <text:p text:style-name="Text_20_body"><text:tab/></text:p>
      <text:h text:style-name="Heading_20_2" text:outline-level="2"><text:bookmark-start text:name="__RefHeading__1010_1112247756"/>Contrats<text:bookmark-end text:name="__RefHeading__1010_1112247756"/></text:h>
      <text:p text:style-name="Text_20_body">Sur une base régulière des contrats sont proposés. Un contrat concerne une station source et une station cible. Le 1er joueur qui réussi à transporter des ressources depuis la station cible jusqu'à la station cible signe le contrat.</text:p>
      <text:p text:style-name="Text_20_body">Une fois obtenue, un contrat multiplie par 2 le prix d'achat de la ressources pour toutes les ressources venant de la station source vers la station cible et ce pour 1 année.</text:p>
      <text:p text:style-name="Text_20_body"/>
      <text:p text:style-name="Text_20_body">Les offres de contrats vont toujours concerner une station source qui n'à pas eu de ressources transportée dans la dernière année. La station cible sera donc une station, acceptant la ressources produite, qui se situe à une distance moyenne.</text:p>
      <text:p text:style-name="Text_20_body">Chaque mois, il existe 33% de chance qu'un contrat soit proposé.</text:p>
      <text:p text:style-name="Text_20_body">Si un contrat doit être créé, le choix de la station source est fait au hasard parmis toutes les stations admissibles.</text:p>
      <text:p text:style-name="Text_20_body"/>
      <text:h text:style-name="Heading_20_2" text:outline-level="2"><text:bookmark-start text:name="__RefHeading__1012_1112247756"/>Evenements<text:bookmark-end text:name="__RefHeading__1012_1112247756"/></text:h>
      <text:p text:style-name="Text_20_body">L'univers de OST est en constant changement. Certain événements peuvent survenir rendant la partie plus dynamique. </text:p>
      <text:p text:style-name="Text_20_body"><text:span text:style-name="T2">Augmentation de production </text:span>: Les stations dont des ressources sont transportées ont une chance d'augmenter leur production. </text:p>
      <text:p text:style-name="P5">Réduction de production : <text:span text:style-name="T3">Les stations dont personne ne transporte de ressource ont une chance de diminuer leur production. </text:span></text:p>
      <text:p text:style-name="P5">Changement brutal de prix<text:span text:style-name="T3"> : Il est possible qu'une station voit son prix augmenté au réduit subitement pour une durée donnée. Des raisons variables peuvent être donnée. </text:span></text:p>
      <text:p text:style-name="P23"><text:tab/>Ex : Contamination générale des ressoures d'eau, la station citée X double son prix d'achat pour 6 mois.</text:p>
      <text:p text:style-name="Text_20_body"><text:span text:style-name="T2">Blocus pirate </text:span>: Une station n'est plus accessible, si un vaisseau tente le passage dans la zone autour de la station, il est détruit. Un blocus dure normalement 1 mois.</text:p>
      <text:p text:style-name="Text_20_body"><text:span text:style-name="T2">Fermeture d'un portail spatial </text:span><text:span text:style-name="T3">: </text:span>Un portail peut se voir retrouvé en panne pour une durée indéterminé.</text:p>
      <text:p text:style-name="Text_20_body"><text:soft-page-break/><text:span text:style-name="T2">Ouverture d'un portail spatial</text:span> : Il existe une petite probabilité qu'un nouveau portail soit ajouté à la carte de l'univers permettant de réduire la distance entre 2 stations.</text:p>
      <text:p text:style-name="Text_20_body"><text:span text:style-name="T2">Fermeture d'une station</text:span> : Quand une station subit une réduction de production de production pour la 2e fois, elle à une chance de fermer : ChanceDeFerme = (nbReduction – 1) / 4</text:p>
      <text:p text:style-name="Text_20_body"><text:span text:style-name="T2">Ouverture d'une station</text:span> : Il existe des chances qu'une nouvelle station voit le jour, si c'est le cas elle devra respecter les règles de placements des stations et s'assurer de ne pas être trop près d'une station du même type.</text:p>
      <text:p text:style-name="Text_20_body"/>
      <text:p text:style-name="Text_20_body">Tableau des probabilité d'un événement mensuel (une fois par mois)</text:p>
      <table:table table:name="probaMensuel" table:style-name="probaMensuel">
        <table:table-column table:style-name="probaMensuel.A"/>
        <table:table-column table:style-name="probaMensuel.B"/>
        <table:table-row>
          <table:table-cell table:style-name="probaMensuel.A1" office:value-type="string">
            <text:p text:style-name="Table_20_Contents"/>
          </table:table-cell>
          <table:table-cell table:style-name="probaMensuel.B1" office:value-type="string">
            <text:p text:style-name="Table_20_Contents">Score sur 100</text:p>
          </table:table-cell>
        </table:table-row>
        <table:table-row>
          <table:table-cell table:style-name="probaMensuel.A2" office:value-type="string">
            <text:p text:style-name="Table_20_Contents">Rien</text:p>
          </table:table-cell>
          <table:table-cell table:style-name="probaMensuel.B2" office:value-type="string">
            <text:p text:style-name="Table_20_Contents">0 - 40</text:p>
          </table:table-cell>
        </table:table-row>
        <table:table-row>
          <table:table-cell table:style-name="probaMensuel.A2" office:value-type="string">
            <text:p text:style-name="Table_20_Contents">Augmentation de production</text:p>
          </table:table-cell>
          <table:table-cell table:style-name="probaMensuel.B2" office:value-type="string">
            <text:p text:style-name="Table_20_Contents">41-62</text:p>
          </table:table-cell>
        </table:table-row>
        <table:table-row>
          <table:table-cell table:style-name="probaMensuel.A2" office:value-type="string">
            <text:p text:style-name="Table_20_Contents">Réduction de production</text:p>
          </table:table-cell>
          <table:table-cell table:style-name="probaMensuel.B2" office:value-type="string">
            <text:p text:style-name="Table_20_Contents">63-74</text:p>
          </table:table-cell>
        </table:table-row>
        <table:table-row>
          <table:table-cell table:style-name="probaMensuel.A2" office:value-type="string">
            <text:p text:style-name="Table_20_Contents">Changement brutal de prix</text:p>
          </table:table-cell>
          <table:table-cell table:style-name="probaMensuel.B2" office:value-type="string">
            <text:p text:style-name="Table_20_Contents">75-85</text:p>
          </table:table-cell>
        </table:table-row>
        <table:table-row>
          <table:table-cell table:style-name="probaMensuel.A2" office:value-type="string">
            <text:p text:style-name="Table_20_Contents">Blocus de pirate</text:p>
          </table:table-cell>
          <table:table-cell table:style-name="probaMensuel.B2" office:value-type="string">
            <text:p text:style-name="Table_20_Contents">86-91</text:p>
          </table:table-cell>
        </table:table-row>
        <table:table-row>
          <table:table-cell table:style-name="probaMensuel.A2" office:value-type="string">
            <text:p text:style-name="Table_20_Contents">Fermeture d'un portail</text:p>
          </table:table-cell>
          <table:table-cell table:style-name="probaMensuel.B2" office:value-type="string">
            <text:p text:style-name="Table_20_Contents">92-96</text:p>
          </table:table-cell>
        </table:table-row>
        <table:table-row>
          <table:table-cell table:style-name="probaMensuel.A2" office:value-type="string">
            <text:p text:style-name="Table_20_Contents">Ouverture d'un portal</text:p>
          </table:table-cell>
          <table:table-cell table:style-name="probaMensuel.B2" office:value-type="string">
            <text:p text:style-name="Table_20_Contents">97-99</text:p>
          </table:table-cell>
        </table:table-row>
        <table:table-row>
          <table:table-cell table:style-name="probaMensuel.A2" office:value-type="string">
            <text:p text:style-name="Table_20_Contents">Ouverture d'une station</text:p>
          </table:table-cell>
          <table:table-cell table:style-name="probaMensuel.B9" office:value-type="float" office:value="100">
            <text:p text:style-name="Table_20_Contents">100</text:p>
          </table:table-cell>
        </table:table-row>
      </table:table>
      <text:p text:style-name="Text_20_body"/>
      <text:p text:style-name="Text_20_body">Application des événements. Si un événement est déclanché, il faut déterminer les modalité d'application de cet événement.</text:p>
      <text:p text:style-name="Text_20_body">Rien : Rien ne se passe!!!!</text:p>
      <text:p text:style-name="P5">Augmentation de production :</text:p>
      <text:p text:style-name="P6">Une des stations verra sa production augmentée d'un échelon. La station choisie est un tirage au sort. Chaque station aura 1 ticket par quantité de ressource produite expériée dans le dernier mois.</text:p>
      <text:p text:style-name="P6"/>
      <text:p text:style-name="P10">Réduction de production : </text:p>
      <text:p text:style-name="P6">Une station est chosie au hasard parmis toutes les stations n'ayant pas eu de chargment dans le dernier mois. Cette station se voit réduire sa production d'un échellon.</text:p>
      <text:p text:style-name="P10">Changement brutal de prix : </text:p>
      <text:p text:style-name="P6">Une station est choisie au hasard. En fonction du type, on choisi un événement au hasard et on applique le résultat.</text:p>
      <text:p text:style-name="P6">Types de stations : </text:p>
      <text:list xml:id="list5662337778821912500" text:style-name="L5">
        <text:list-item>
          <text:p text:style-name="P24">Station minière</text:p>
          <text:list>
            <text:list-item>
              <text:p text:style-name="P24">Emeute : Augmentation du prix des mechanical part</text:p>
            </text:list-item>
          </text:list>
        </text:list-item>
        <text:list-item>
          <text:p text:style-name="P25">station biodome</text:p>
        </text:list-item>
        <text:list-item>
          <text:p text:style-name="P25"><text:soft-page-break/>Station citée</text:p>
        </text:list-item>
        <text:list-item>
          <text:p text:style-name="P25">Fuel Refinery:</text:p>
        </text:list-item>
        <text:list-item>
          <text:p text:style-name="P25">Rock refinery</text:p>
        </text:list-item>
        <text:list-item>
          <text:p text:style-name="P25">Reprocessing plant</text:p>
        </text:list-item>
        <text:list-item>
          <text:p text:style-name="P24">Champs de glace</text:p>
        </text:list-item>
        <text:list-item>
          <text:p text:style-name="P24">Shipyard</text:p>
        </text:list-item>
      </text:list>
      <text:p text:style-name="P11">Blocus de pirate:</text:p>
      <text:p text:style-name="Table_20_Contents"><text:tab/>Une station au hasard est choisie et pour une durée d'un mois un blocus de pirate est installé.</text:p>
      <text:p text:style-name="P11">Fermeture d'un portail</text:p>
      <text:p text:style-name="Table_20_Contents"><text:tab/>Un portail sur la map est mis hors service pour une durée entre 1 et 6 mois au hasard.</text:p>
      <text:p text:style-name="P11">Ouverture d'un portal</text:p>
      <text:p text:style-name="Table_20_Contents"><text:tab/>Un portail est ajouté permettant de relier 2 station qui sont autrement très éloingné. Une route de distance 3 (3 sauts entre la station A et B) est choisie au hasard et un portail est créé entre ces deux station, leur distance devient donc 1.</text:p>
      <text:p text:style-name="P11">Ouverture d'une station</text:p>
      <text:p text:style-name="Table_20_Contents"><text:tab/>Une nouvelle station est crée. Il n'est pas possible de créer une station citée ainsi. Les règles de placement de la station sont les même que celles du moment de la création de l'univers.</text:p>
      <text:h text:style-name="Heading_20_1" text:outline-level="1"><text:bookmark-start text:name="__RefHeading__759_1830795941"/>Art description<text:bookmark-end text:name="__RefHeading__759_1830795941"/></text:h>
      <text:p text:style-name="Text_20_body">Doit être complété</text:p>
      <text:h text:style-name="Heading_20_1" text:outline-level="1"><text:bookmark-start text:name="__RefHeading__761_1830795941"/>Audio<text:bookmark-end text:name="__RefHeading__761_1830795941"/></text:h>
      <text:p text:style-name="Text_20_body">Doit être complété</text:p>
      <text:h text:style-name="Heading_20_1" text:outline-level="1"><text:bookmark-start text:name="__RefHeading__763_1830795941"/>GUI et contrôles<text:bookmark-end text:name="__RefHeading__763_1830795941"/></text:h>
      <text:p text:style-name="Text_20_body"/>
      <text:h text:style-name="Heading_20_2" text:outline-level="2"><text:bookmark-start text:name="__RefHeading__881_1830795941"/>Liste des interfaces :<text:bookmark-end text:name="__RefHeading__881_1830795941"/></text:h>
      <text:list xml:id="list139352292333520405" text:style-name="L6">
        <text:list-item>
          <text:p text:style-name="P26">Menu accueil</text:p>
          <text:list>
            <text:list-item>
              <text:p text:style-name="P26">C'est le menu qui permet de lancer une partie(nouvelle/charger)</text:p>
            </text:list-item>
          </text:list>
        </text:list-item>
        <text:list-item>
          <text:p text:style-name="P26">Interface de jeu</text:p>
          <text:list>
            <text:list-item>
              <text:p text:style-name="P26">C'est l'interface globale pendant la partie, elle est constituée d'une zone affichant l'univers tel que choisi par la direction artistique. Le HUD et le footer sont également présent sur cette interface.</text:p>
            </text:list-item>
          </text:list>
        </text:list-item>
        <text:list-item>
          <text:p text:style-name="P26">HUD (barre haute)</text:p>
          <text:list>
            <text:list-item>
              <text:p text:style-name="P26">C'est une liste de boutons qui permettent de lancer d'autre interfaces : </text:p>
              <text:list>
                <text:list-item>
                  <text:p text:style-name="P26">Options(WR)</text:p>
                  <text:list>
                    <text:list-item>
                      <text:p text:style-name="P26"><text:soft-page-break/>Un interface qui permet de changer les options du jeu (sons, graphiques...)</text:p>
                    </text:list-item>
                  </text:list>
                </text:list-item>
                <text:list-item>
                  <text:p text:style-name="P26">Carte(WR)</text:p>
                  <text:list>
                    <text:list-item>
                      <text:p text:style-name="P26">Permet d'afficher une carte de l'univers</text:p>
                    </text:list-item>
                  </text:list>
                </text:list-item>
                <text:list-item>
                  <text:p text:style-name="P26">Liste des stations(WR)</text:p>
                  <text:list>
                    <text:list-item>
                      <text:p text:style-name="P26">C'est la liste des stations de l'univers.</text:p>
                    </text:list-item>
                  </text:list>
                </text:list-item>
                <text:list-item>
                  <text:p text:style-name="P26">Liste des hangars (WR)</text:p>
                  <text:list>
                    <text:list-item>
                      <text:p text:style-name="P26">Cet interface propose une liste des hangars du joueur et permet d'ouvrir une interface de détail de la station contenant le hangar</text:p>
                    </text:list-item>
                  </text:list>
                </text:list-item>
                <text:list-item>
                  <text:p text:style-name="P26">Liste des vaisseaux (WR)</text:p>
                  <text:list>
                    <text:list-item>
                      <text:p text:style-name="P26">C'est la liste des vaisseaux du joueur. Elle permet de lancer l'interface détail d'un vaisseau pour un vaisseau donné.</text:p>
                    </text:list-item>
                  </text:list>
                </text:list-item>
                <text:list-item>
                  <text:p text:style-name="P26">Contrats (WR)</text:p>
                  <text:list>
                    <text:list-item>
                      <text:p text:style-name="P26">La liste des contrats disponibles ou acquis au joueur.</text:p>
                    </text:list-item>
                  </text:list>
                </text:list-item>
                <text:list-item>
                  <text:p text:style-name="P26">Bilan (WR)</text:p>
                  <text:list>
                    <text:list-item>
                      <text:p text:style-name="P26">Cet interface permet d'afficher le bilan de la compagnie, sur l'année en cours ,les deux dernières années et les prévisions de l'année en cours en fonction des frais connus.</text:p>
                    </text:list-item>
                  </text:list>
                </text:list-item>
                <text:list-item>
                  <text:p text:style-name="P26">Graphiques(WR)</text:p>
                  <text:list>
                    <text:list-item>
                      <text:p text:style-name="P26">Permet d'afficher une interface montrant une séries de graphiques. La progression du chiffre d'affaire, progression de la valeur de la société ….</text:p>
                    </text:list-item>
                  </text:list>
                </text:list-item>
              </text:list>
            </text:list-item>
          </text:list>
        </text:list-item>
        <text:list-item>
          <text:p text:style-name="P26">Détail d'une station (WR)</text:p>
          <text:list>
            <text:list-item>
              <text:p text:style-name="P26">C'est une interface qui donne les informations d'une station. On y voit ce qu'elles produit et consomme ainsi que les prix offert pour les ressources achetées. Si le joueur ne possède pas de hangar, il peut en acheter un ici. S'il possède un hangar, on voit le contenue et les prix de maintenances.</text:p>
            </text:list-item>
          </text:list>
        </text:list-item>
        <text:list-item>
          <text:p text:style-name="P26">Détails du vaisseau (WR)</text:p>
          <text:list>
            <text:list-item>
              <text:p text:style-name="P26">Cet interface permet de gérer un vaisseau. Elle permet de connaitre sa position actuelle, son activité en cours et permet d'ouvrir l'interface de gestion des routes pour ce vaisseau. On peut également y gérer les “upgrade” sur le vaisseau</text:p>
            </text:list-item>
          </text:list>
        </text:list-item>
        <text:list-item>
          <text:p text:style-name="P26">Achat d'un vaisseau (WR)</text:p>
          <text:list>
            <text:list-item>
              <text:p text:style-name="P26">Cet interface affiche les vaisseaux qu'on peut acheter, leur statistiques et leurs prix. Biensur on a un bouton pour acheter.</text:p>
            </text:list-item>
          </text:list>
        </text:list-item>
        <text:list-item>
          <text:p text:style-name="P26">information ressources (WR)</text:p>
          <text:list>
            <text:list-item>
              <text:p text:style-name="P26">Cette fenêtre donne toutes les informations sur une ressource. On peut y trouver la description, une liste des stations ou le joueur possède une certaine quantité de cette ressources, la liste des stations acheteuses et leurs prix.</text:p>
            </text:list-item>
          </text:list>
        </text:list-item>
        <text:list-item>
          <text:p text:style-name="P26">gestion des routes (WR)</text:p>
          <text:list>
            <text:list-item>
              <text:p text:style-name="P26">C'est ici que le joueur peut créer des routes et donners les actions à éffectuer par le vaisseau.</text:p>
            </text:list-item>
          </text:list>
        </text:list-item>
        <text:list-item>
          <text:p text:style-name="P26">Footer</text:p>
          <text:list>
            <text:list-item>
              <text:p text:style-name="P26">C'est une interface au bas de l'ecran affichant le dernier message d'information, la date et la <text:soft-page-break/>quantité d'ICU disponible.</text:p>
            </text:list-item>
          </text:list>
        </text:list-item>
        <text:list-item>
          <text:p text:style-name="P26">Toaster événement</text:p>
          <text:list>
            <text:list-item>
              <text:p text:style-name="P26">C'est un interface qui permet d'afficher des événements sous forme de “popup” qu'on peut fermer. Le toaster s'affiche du bas de l'écran, comme une toast!!! Il contient du text et/ou images.</text:p>
            </text:list-item>
          </text:list>
        </text:list-item>
      </text:list>
      <text:p text:style-name="P5"/>
      <text:p text:style-name="Text_20_body">Les interfaces marquées avec un W sont des fenêtres qui peuvent être déplacées, réduites et fermées</text:p>
      <text:p text:style-name="Text_20_body">Les interfaces marquées avec un R sont resizable grace à un bouton en bas a droite de la fenêtre.</text:p>
      <text:h text:style-name="Heading_20_2" text:outline-level="2"><text:bookmark-start text:name="__RefHeading__883_1830795941"/>Détail des interfaces et mockups :<text:bookmark-end text:name="__RefHeading__883_1830795941"/></text:h>
      <text:h text:style-name="Heading_20_3" text:outline-level="3"><text:bookmark-start text:name="__RefHeading__885_1830795941"/>Menu accueil :<text:bookmark-end text:name="__RefHeading__885_1830795941"/></text:h>
      <text:p text:style-name="Text_20_body">Le menu d'accueil est une suite d'interface permettant de lancer le jeu. </text:p>
      <text:h text:style-name="Heading_20_3" text:outline-level="3"><text:bookmark-start text:name="__RefHeading__887_1830795941"/>HUD :<text:bookmark-end text:name="__RefHeading__887_1830795941"/></text:h>
      <text:p text:style-name="Text_20_body">Le HUD est composé d'une liste de bouton </text:p>
      <text:list xml:id="list1079787338869768200" text:style-name="L7">
        <text:list-item>
          <text:p text:style-name="P27">Pause : Permet de mettre la partie en pause ou de la reprendre</text:p>
        </text:list-item>
        <text:list-item>
          <text:p text:style-name="P27">Options : Lance la fenêtre d'option</text:p>
        </text:list-item>
        <text:list-item>
          <text:p text:style-name="P27">Carte : Ouvre l'interface Carte</text:p>
        </text:list-item>
        <text:list-item>
          <text:p text:style-name="P27">Liste des stations : Ouvre l'interface de la liste des stations</text:p>
        </text:list-item>
        <text:list-item>
          <text:p text:style-name="P27">Liste des Hangars : Ouvre l'interface de la liste des hangars du joueur</text:p>
        </text:list-item>
        <text:list-item>
          <text:p text:style-name="P27">Liste des vaisseaux : Ouvre l'interface de la liste des vaisseaux du joueur</text:p>
        </text:list-item>
        <text:list-item>
          <text:p text:style-name="P27">Contrat : Ouvre l'interface des contrats</text:p>
        </text:list-item>
        <text:list-item>
          <text:p text:style-name="P27">Bilan : Ouvre le bilan de la société du joueur</text:p>
        </text:list-item>
        <text:list-item>
          <text:p text:style-name="P27">Graphique : Ouvre l'interface des graphiques</text:p>
        </text:list-item>
      </text:list>
      <text:h text:style-name="Heading_20_3" text:outline-level="3"><text:bookmark-start text:name="__RefHeading__889_1830795941"/>Options :<text:bookmark-end text:name="__RefHeading__889_1830795941"/></text:h>
      <text:p text:style-name="Text_20_body"/>
      <text:h text:style-name="Heading_20_3" text:outline-level="3"><text:bookmark-start text:name="__RefHeading__891_1830795941"/>Carte :<text:bookmark-end text:name="__RefHeading__891_183079594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69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en" fo:country="US"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ender-company/></text:p>
        <text:p text:style-name="Header_20_left">Page <text:page-number text:select-page="current"/>/<text:page-count>16</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Header"><text:sender-company/></text:p>
        <text:p text:style-name="Header_20_right"><text:sender-street/>, <text:sender-city/>, <text:sender-state-or-province/> <text:sender-postal-code/></text:p>
        <text:p text:style-name="Header_20_right">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18T22:53:34.05</dc:date>
    <meta:editing-cycles>26</meta:editing-cycles>
    <meta:editing-duration>P2DT9H18M45S</meta:editing-duration>
    <meta:document-statistic meta:table-count="1" meta:image-count="1" meta:object-count="0" meta:page-count="16" meta:paragraph-count="333" meta:word-count="3913" meta:character-count="23032"/>
    <meta:template xlink:type="simple" xlink:actuate="onRequest" xlink:title="" xlink:href="Normal.dotm"/>
  </office:meta>
</office:document-meta>
</file>